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RIVAS, LUIS VALE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7675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926427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RIVAS, LUIS VALE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87675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926427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81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25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0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2336668</text:p>
          </table:table-cell>
          <table:table-cell table:style-name="Tabla2.D3" office:value-type="string">
            <text:p text:style-name="P23">93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8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25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